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2ac429"/>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text-properties officeooo:paragraph-rsid="002cae3b"/>
    </style:style>
    <style:style style:name="P18" style:family="paragraph" style:parent-style-name="Text_20_body" style:list-style-name="L2">
      <style:paragraph-properties fo:margin-top="0cm" fo:margin-bottom="0cm" style:contextual-spacing="false"/>
    </style:style>
    <style:style style:name="P19" style:family="paragraph" style:parent-style-name="Text_20_body" style:list-style-name="L3">
      <style:paragraph-properties fo:margin-top="0cm" fo:margin-bottom="0cm" style:contextual-spacing="false"/>
    </style:style>
    <style:style style:name="P20" style:family="paragraph" style:parent-style-name="Text_20_body" style:list-style-name="L4">
      <style:paragraph-properties fo:margin-top="0cm" fo:margin-bottom="0cm" style:contextual-spacing="false"/>
    </style:style>
    <style:style style:name="P21" style:family="paragraph" style:parent-style-name="Text_20_body" style:list-style-name="L5">
      <style:paragraph-properties fo:margin-top="0cm" fo:margin-bottom="0cm" style:contextual-spacing="false"/>
    </style:style>
    <style:style style:name="P22" style:family="paragraph" style:parent-style-name="Text_20_body" style:list-style-name="L6">
      <style:paragraph-properties fo:margin-top="0cm" fo:margin-bottom="0cm" style:contextual-spacing="false"/>
    </style:style>
    <style:style style:name="P23" style:family="paragraph" style:parent-style-name="Text_20_body" style:list-style-name="L7">
      <style:paragraph-properties fo:margin-top="0cm" fo:margin-bottom="0cm" style:contextual-spacing="false"/>
    </style:style>
    <style:style style:name="P24" style:family="paragraph" style:parent-style-name="Text_20_body" style:list-style-name="L8">
      <style:paragraph-properties fo:margin-top="0cm" fo:margin-bottom="0cm" style:contextual-spacing="false"/>
    </style:style>
    <style:style style:name="P25" style:family="paragraph" style:parent-style-name="Text_20_body" style:list-style-name="L9">
      <style:paragraph-properties fo:margin-top="0cm" fo:margin-bottom="0cm" style:contextual-spacing="false"/>
    </style:style>
    <style:style style:name="P26" style:family="paragraph" style:parent-style-name="Text_20_body" style:list-style-name="L10">
      <style:paragraph-properties fo:margin-top="0cm" fo:margin-bottom="0cm" style:contextual-spacing="false"/>
    </style:style>
    <style:style style:name="P27" style:family="paragraph" style:parent-style-name="Text_20_body" style:list-style-name="L11">
      <style:paragraph-properties fo:margin-top="0cm" fo:margin-bottom="0cm" style:contextual-spacing="false"/>
    </style:style>
    <style:style style:name="P28" style:family="paragraph" style:parent-style-name="Text_20_body" style:list-style-name="L12">
      <style:paragraph-properties fo:margin-top="0cm" fo:margin-bottom="0cm" style:contextual-spacing="false"/>
    </style:style>
    <style:style style:name="P29" style:family="paragraph" style:parent-style-name="Text_20_body" style:list-style-name="L13">
      <style:paragraph-properties fo:margin-top="0cm" fo:margin-bottom="0cm" style:contextual-spacing="false"/>
    </style:style>
    <style:style style:name="P30" style:family="paragraph" style:parent-style-name="Text_20_body" style:list-style-name="L14">
      <style:paragraph-properties fo:margin-top="0cm" fo:margin-bottom="0cm" style:contextual-spacing="false"/>
    </style:style>
    <style:style style:name="P31" style:family="paragraph" style:parent-style-name="Text_20_body" style:list-style-name="L15">
      <style:paragraph-properties fo:margin-top="0cm" fo:margin-bottom="0cm" style:contextual-spacing="false"/>
    </style:style>
    <style:style style:name="P32" style:family="paragraph" style:parent-style-name="Text_20_body" style:list-style-name="L16">
      <style:paragraph-properties fo:margin-top="0cm" fo:margin-bottom="0cm" style:contextual-spacing="false"/>
    </style:style>
    <style:style style:name="P33" style:family="paragraph" style:parent-style-name="Heading_20_1">
      <style:text-properties officeooo:rsid="002ac429"/>
    </style:style>
    <style:style style:name="P34" style:family="paragraph" style:parent-style-name="Heading_20_3">
      <style:paragraph-properties fo:margin-left="0cm" fo:margin-right="0cm" fo:text-indent="-1.27cm" style:auto-text-indent="false"/>
      <style:text-properties officeooo:paragraph-rsid="002cae3b"/>
    </style:style>
    <style:style style:name="T1" style:family="text">
      <style:text-properties officeooo:rsid="002cae3b"/>
    </style:style>
    <style:style style:name="T2" style:family="text">
      <style:text-properties style:text-position="super 58%" officeooo:rsid="002cae3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Machine Learning Engineer Nanodegree</text:h>
      <text:h text:style-name="Heading_20_2" text:outline-level="2"><text:bookmark text:name="user-content-capstone-project"/>Capstone Project</text:h>
      <text:p text:style-name="Text_20_body"><text:span text:style-name="T1">Paul Heraty</text:span><text:line-break/><text:span text:style-name="T1">October 18</text:span><text:span text:style-name="T2">th</text:span><text:span text:style-name="T1">, 2016</text:span></text:p>
      <text:h text:style-name="Heading_20_2" text:outline-level="2"><text:bookmark text:name="user-content-i-definition"/>I. Definition</text:h>
      <text:p text:style-name="Text_20_body"><text:span text:style-name="Emphasis">(approx. 1-2 pages)</text:span></text:p>
      <text:h text:style-name="Heading_20_3" text:outline-level="3"><text:bookmark text:name="user-content-project-overview"/>Project Overview</text:h>
      <text:p text:style-name="P17"><text:span text:style-name="T1">For my capstone project, I will implement a </text:span>model that can decode sequences of digits from natural images, and create an app that prints the numbers it sees. <text:span text:style-name="T1">I will begin by architecting a model that will use the nonMNIST dataset and then once the architecture is determined, I will move to the Street House View Numbers (SHVN) dataset.</text:span><text:bookmark text:name="user-content-problem-statement"/><text:span text:style-name="T1"> </text:span></text:p>
      <text:h text:style-name="P34" text:outline-level="3" text:is-list-header="true">Problem Statement</text:h>
      <text:p text:style-name="P17"><text:span text:style-name="T1">The problem I am solving is how to implement Machine Learning to identify and recognise sequences of numbers in an image, and then to report the detected numbers to the screen. I plan to achieve this by using a Convolutional Neural Network</text:span></text:p>
      <text:p text:style-name="P17">In this section, you will want to clearly define the problem that you are trying to solve, including the strategy (outline of tasks) you will use to achieve the desired solution. You should also thoroughly discuss what the intended solution will be for this problem. Questions to ask yourself when writing this section:</text:p>
      <text:list xml:id="list3982288741653109271" text:style-name="L2">
        <text:list-item>
          <text:p text:style-name="P18"><text:span text:style-name="Emphasis">Is the problem statement clearly defined? Will the reader understand what you are expecting to solve?</text:span> </text:p>
        </text:list-item>
        <text:list-item>
          <text:p text:style-name="P18"><text:span text:style-name="Emphasis">Have you thoroughly discussed how you will attempt to solve the problem?</text:span> </text:p>
        </text:list-item>
        <text:list-item>
          <text:p text:style-name="P2"><text:span text:style-name="Emphasis">Is an anticipated solution clearly defined? Will the reader understand what results you are looking for?</text:span> </text:p>
        </text:list-item>
      </text:list>
      <text:h text:style-name="Heading_20_3" text:outline-level="3" text:is-list-header="true"><text:bookmark text:name="user-content-metrics"/>Metrics</text:h>
      <text:p text:style-name="Text_20_body">In this section, you will need to clearly define the metrics or calculations you will use to measure performance of a model or result in your project. These calculations and metrics should be justified based on the characteristics of the problem and problem domain. Questions to ask yourself when writing this section:</text:p>
      <text:list xml:id="list5881882740961873812" text:style-name="L3">
        <text:list-item>
          <text:p text:style-name="P19"><text:span text:style-name="Emphasis">Are the metrics you’ve chosen to measure the performance of your models clearly discussed and defined?</text:span> </text:p>
        </text:list-item>
        <text:list-item>
          <text:p text:style-name="P3"><text:span text:style-name="Emphasis">Have you provided reasonable justification for the metrics chosen based on the problem and solution?</text:span> </text:p>
        </text:list-item>
      </text:list>
      <text:h text:style-name="Heading_20_2" text:outline-level="2" text:is-list-header="true"><text:bookmark text:name="user-content-ii-analysis"/><text:soft-page-break/>II. Analysis</text:h>
      <text:p text:style-name="Text_20_body"><text:span text:style-name="Emphasis">(approx. 2-4 pages)</text:span></text:p>
      <text:h text:style-name="Heading_20_3" text:outline-level="3"><text:bookmark text:name="user-content-data-exploration"/>Data Exploration</text:h>
      <text:p text:style-name="Text_20_body">In this section, you will be expected to analyze the data you are using for the problem. This data can either be in the form of a dataset (or datasets), input data (or input files), or even an environment. The type of data should be thoroughly described and, if possible, have basic statistics and information presented (such as discussion of input features or defining characteristics about the input or environment). Any abnormalities or interesting qualities about the data that may need to be addressed have been identified (such as features that need to be transformed or the possibility of outliers). Questions to ask yourself when writing this section:</text:p>
      <text:list xml:id="list1479436386973274348" text:style-name="L4">
        <text:list-item>
          <text:p text:style-name="P20"><text:span text:style-name="Emphasis">If a dataset is present for this problem, have you thoroughly discussed certain features about the dataset? Has a data sample been provided to the reader?</text:span> </text:p>
        </text:list-item>
        <text:list-item>
          <text:p text:style-name="P20"><text:span text:style-name="Emphasis">If a dataset is present for this problem, are statistics about the dataset calculated and reported? Have any relevant results from this calculation been discussed?</text:span> </text:p>
        </text:list-item>
        <text:list-item>
          <text:p text:style-name="P20"><text:span text:style-name="Emphasis">If a dataset is </text:span><text:span text:style-name="Emphasis"><text:span text:style-name="Strong_20_Emphasis">not</text:span></text:span><text:span text:style-name="Emphasis"> present for this problem, has discussion been made about the input space or input data for your problem?</text:span> </text:p>
        </text:list-item>
        <text:list-item>
          <text:p text:style-name="P4"><text:span text:style-name="Emphasis">Are there any abnormalities or characteristics about the input space or dataset that need to be addressed? (categorical variables, missing values, outliers, etc.)</text:span> </text:p>
        </text:list-item>
      </text:list>
      <text:h text:style-name="Heading_20_3" text:outline-level="3" text:is-list-header="true"><text:bookmark text:name="user-content-exploratory-visualization"/>Exploratory Visualization</text:h>
      <text:p text:style-name="Text_20_body">In this section, you will need to provide some form of visualization that summarizes or extracts a relevant characteristic or feature about the data. The visualization should adequately support the data being used. Discuss why this visualization was chosen and how it is relevant. Questions to ask yourself when writing this section:</text:p>
      <text:list xml:id="list5007217889642450155" text:style-name="L5">
        <text:list-item>
          <text:p text:style-name="P21"><text:span text:style-name="Emphasis">Have you visualized a relevant characteristic or feature about the dataset or input data?</text:span> </text:p>
        </text:list-item>
        <text:list-item>
          <text:p text:style-name="P21"><text:span text:style-name="Emphasis">Is the visualization thoroughly analyzed and discussed?</text:span> </text:p>
        </text:list-item>
        <text:list-item>
          <text:p text:style-name="P5"><text:span text:style-name="Emphasis">If a plot is provided, are the axes, title, and datum clearly defined?</text:span> </text:p>
        </text:list-item>
      </text:list>
      <text:h text:style-name="Heading_20_3" text:outline-level="3" text:is-list-header="true"><text:bookmark text:name="user-content-algorithms-and-techniques"/>Algorithms and Techniques</text:h>
      <text:p text:style-name="Text_20_body">In this section, you will need to discuss the algorithms and techniques you intend to use for solving the problem. You should justify the use of each one based on the characteristics of the problem and the problem domain. Questions to ask yourself when writing this section:</text:p>
      <text:list xml:id="list4075018531009530491" text:style-name="L6">
        <text:list-item>
          <text:p text:style-name="P22"><text:span text:style-name="Emphasis">Are the algorithms you will use, including any default variables/parameters in the project clearly defined?</text:span> </text:p>
        </text:list-item>
        <text:list-item>
          <text:p text:style-name="P22"><text:span text:style-name="Emphasis">Are the techniques to be used thoroughly discussed and justified?</text:span> </text:p>
        </text:list-item>
        <text:list-item>
          <text:p text:style-name="P6"><text:span text:style-name="Emphasis">Is it made clear how the input data or datasets will be handled by the algorithms and techniques chosen?</text:span> </text:p>
        </text:list-item>
      </text:list>
      <text:h text:style-name="Heading_20_3" text:outline-level="3" text:is-list-header="true"><text:bookmark text:name="user-content-benchmark"/><text:soft-page-break/>Benchmark</text:h>
      <text:p text:style-name="Text_20_body">In this section, you will need to provide a clearly defined benchmark result or threshold for comparing across performances obtained by your solution. The reasoning behind the benchmark (in the case where it is not an established result) should be discussed. Questions to ask yourself when writing this section:</text:p>
      <text:list xml:id="list7294141403949805347" text:style-name="L7">
        <text:list-item>
          <text:p text:style-name="P23"><text:span text:style-name="Emphasis">Has some result or value been provided that acts as a benchmark for measuring performance?</text:span> </text:p>
        </text:list-item>
        <text:list-item>
          <text:p text:style-name="P7"><text:span text:style-name="Emphasis">Is it clear how this result or value was obtained (whether by data or by hypothesis)?</text:span> </text:p>
        </text:list-item>
      </text:list>
      <text:h text:style-name="Heading_20_2" text:outline-level="2" text:is-list-header="true"><text:bookmark text:name="user-content-iii-methodology"/>III. Methodology</text:h>
      <text:p text:style-name="Text_20_body"><text:span text:style-name="Emphasis">(approx. 3-5 pages)</text:span></text:p>
      <text:h text:style-name="Heading_20_3" text:outline-level="3"><text:bookmark text:name="user-content-data-preprocessing"/>Data Preprocessing</text:h>
      <text:p text:style-name="Text_20_body">In this section, all of your preprocessing steps will need to be clearly documented, if any were necessary. From the previous section, any of the abnormalities or characteristics that you identified about the dataset will be addressed and corrected here. Questions to ask yourself when writing this section:</text:p>
      <text:list xml:id="list1038252656853805468" text:style-name="L8">
        <text:list-item>
          <text:p text:style-name="P24"><text:span text:style-name="Emphasis">If the algorithms chosen require preprocessing steps like feature selection or feature transformations, have they been properly documented?</text:span> </text:p>
        </text:list-item>
        <text:list-item>
          <text:p text:style-name="P24"><text:span text:style-name="Emphasis">Based on the </text:span><text:span text:style-name="Emphasis"><text:span text:style-name="Strong_20_Emphasis">Data Exploration</text:span></text:span><text:span text:style-name="Emphasis"> section, if there were abnormalities or characteristics that needed to be addressed, have they been properly corrected?</text:span> </text:p>
        </text:list-item>
        <text:list-item>
          <text:p text:style-name="P8"><text:span text:style-name="Emphasis">If no preprocessing is needed, has it been made clear why?</text:span> </text:p>
        </text:list-item>
      </text:list>
      <text:h text:style-name="Heading_20_3" text:outline-level="3" text:is-list-header="true"><text:bookmark text:name="user-content-implementation"/>Implementation</text:h>
      <text:p text:style-name="Text_20_body">In this section, the process for which metrics, algorithms, and techniques that you implemented for the given data will need to be clearly documented. It should be abundantly clear how the implementation was carried out, and discussion should be made regarding any complications that occurred during this process. Questions to ask yourself when writing this section:</text:p>
      <text:list xml:id="list3647544405729730069" text:style-name="L9">
        <text:list-item>
          <text:p text:style-name="P25"><text:span text:style-name="Emphasis">Is it made clear how the algorithms and techniques were implemented with the given datasets or input data?</text:span> </text:p>
        </text:list-item>
        <text:list-item>
          <text:p text:style-name="P25"><text:span text:style-name="Emphasis">Were there any complications with the original metrics or techniques that required changing prior to acquiring a solution?</text:span> </text:p>
        </text:list-item>
        <text:list-item>
          <text:p text:style-name="P9"><text:span text:style-name="Emphasis">Was there any part of the coding process (e.g., writing complicated functions) that should be documented?</text:span> </text:p>
        </text:list-item>
      </text:list>
      <text:h text:style-name="Heading_20_3" text:outline-level="3" text:is-list-header="true"><text:bookmark text:name="user-content-refinement"/>Refinement</text:h>
      <text:p text:style-name="Text_20_body">In this section, you will need to discuss the process of improvement you made upon the algorithms and techniques you used in your implementation. For example, adjusting parameters for certain models to acquire improved solutions would fall under the refinement category. Your initial and final solutions should be reported, as well as any significant intermediate results as necessary. <text:soft-page-break/>Questions to ask yourself when writing this section:</text:p>
      <text:list xml:id="list7435881101533511511" text:style-name="L10">
        <text:list-item>
          <text:p text:style-name="P26"><text:span text:style-name="Emphasis">Has an initial solution been found and clearly reported?</text:span> </text:p>
        </text:list-item>
        <text:list-item>
          <text:p text:style-name="P26"><text:span text:style-name="Emphasis">Is the process of improvement clearly documented, such as what techniques were used?</text:span> </text:p>
        </text:list-item>
        <text:list-item>
          <text:p text:style-name="P10"><text:span text:style-name="Emphasis">Are intermediate and final solutions clearly reported as the process is improved?</text:span> </text:p>
        </text:list-item>
      </text:list>
      <text:h text:style-name="Heading_20_2" text:outline-level="2" text:is-list-header="true"><text:bookmark text:name="user-content-iv-results"/>IV. Results</text:h>
      <text:p text:style-name="Text_20_body"><text:span text:style-name="Emphasis">(approx. 2-3 pages)</text:span></text:p>
      <text:h text:style-name="Heading_20_3" text:outline-level="3"><text:bookmark text:name="user-content-model-evaluation-and-validation"/>Model Evaluation and Validation</text:h>
      <text:p text:style-name="Text_20_body">In this section, the final model and any supporting qualities should be evaluated in detail. It should be clear how the final model was derived and why this model was chosen. In addition, some type of analysis should be used to validate the robustness of this model and its solution, such as manipulating the input data or environment to see how the model’s solution is affected (this is called sensitivity analysis). Questions to ask yourself when writing this section:</text:p>
      <text:list xml:id="list1243449550036630513" text:style-name="L11">
        <text:list-item>
          <text:p text:style-name="P27"><text:span text:style-name="Emphasis">Is the final model reasonable and aligning with solution expectations? Are the final parameters of the model appropriate?</text:span> </text:p>
        </text:list-item>
        <text:list-item>
          <text:p text:style-name="P27"><text:span text:style-name="Emphasis">Has the final model been tested with various inputs to evaluate whether the model generalizes well to unseen data?</text:span> </text:p>
        </text:list-item>
        <text:list-item>
          <text:p text:style-name="P27"><text:span text:style-name="Emphasis">Is the model robust enough for the problem? Do small perturbations (changes) in training data or the input space greatly affect the results?</text:span> </text:p>
        </text:list-item>
        <text:list-item>
          <text:p text:style-name="P11"><text:span text:style-name="Emphasis">Can results found from the model be trusted?</text:span> </text:p>
        </text:list-item>
      </text:list>
      <text:h text:style-name="Heading_20_3" text:outline-level="3" text:is-list-header="true"><text:bookmark text:name="user-content-justification"/>Justification</text:h>
      <text:p text:style-name="Text_20_body">In this section, your model’s final solution and its results should be compared to the benchmark you established earlier in the project using some type of statistical analysis. You should also justify whether these results and the solution are significant enough to have solved the problem posed in the project. Questions to ask yourself when writing this section:</text:p>
      <text:list xml:id="list2635517317432137491" text:style-name="L12">
        <text:list-item>
          <text:p text:style-name="P28"><text:span text:style-name="Emphasis">Are the final results found stronger than the benchmark result reported earlier?</text:span> </text:p>
        </text:list-item>
        <text:list-item>
          <text:p text:style-name="P28"><text:span text:style-name="Emphasis">Have you thoroughly analyzed and discussed the final solution?</text:span> </text:p>
        </text:list-item>
        <text:list-item>
          <text:p text:style-name="P12"><text:span text:style-name="Emphasis">Is the final solution significant enough to have solved the problem?</text:span> </text:p>
        </text:list-item>
      </text:list>
      <text:h text:style-name="Heading_20_2" text:outline-level="2" text:is-list-header="true"><text:bookmark text:name="user-content-v-conclusion"/>V. Conclusion</text:h>
      <text:p text:style-name="Text_20_body"><text:span text:style-name="Emphasis">(approx. 1-2 pages)</text:span></text:p>
      <text:h text:style-name="Heading_20_3" text:outline-level="3"><text:bookmark text:name="user-content-free-form-visualization"/>Free-Form Visualization</text:h>
      <text:p text:style-name="Text_20_body">In this section, you will need to provide some form of visualization that emphasizes an important quality about the project. It is much more free-form, but should reasonably support a significant result or characteristic about the problem that you want to discuss. Questions to ask yourself when writing this section:</text:p>
      <text:list xml:id="list4778758506499909238" text:style-name="L13">
        <text:list-item>
          <text:p text:style-name="P29"><text:span text:style-name="Emphasis">Have you visualized a relevant or important quality about the problem, dataset, input data, </text:span><text:soft-page-break/><text:span text:style-name="Emphasis">or results?</text:span> </text:p>
        </text:list-item>
        <text:list-item>
          <text:p text:style-name="P29"><text:span text:style-name="Emphasis">Is the visualization thoroughly analyzed and discussed?</text:span> </text:p>
        </text:list-item>
        <text:list-item>
          <text:p text:style-name="P13"><text:span text:style-name="Emphasis">If a plot is provided, are the axes, title, and datum clearly defined?</text:span> </text:p>
        </text:list-item>
      </text:list>
      <text:h text:style-name="Heading_20_3" text:outline-level="3" text:is-list-header="true"><text:bookmark text:name="user-content-reflection"/>Reflection</text:h>
      <text:p text:style-name="Text_20_body">In this section, you will summarize the entire end-to-end problem solution and discuss one or two particular aspects of the project you found interesting or difficult. You are expected to reflect on the project as a whole to show that you have a firm understanding of the entire process employed in your work. Questions to ask yourself when writing this section:</text:p>
      <text:list xml:id="list6381874652987504928" text:style-name="L14">
        <text:list-item>
          <text:p text:style-name="P30"><text:span text:style-name="Emphasis">Have you thoroughly summarized the entire process you used for this project?</text:span> </text:p>
        </text:list-item>
        <text:list-item>
          <text:p text:style-name="P30"><text:span text:style-name="Emphasis">Were there any interesting aspects of the project?</text:span> </text:p>
        </text:list-item>
        <text:list-item>
          <text:p text:style-name="P30"><text:span text:style-name="Emphasis">Were there any difficult aspects of the project?</text:span> </text:p>
        </text:list-item>
        <text:list-item>
          <text:p text:style-name="P14"><text:span text:style-name="Emphasis">Does the final model and solution fit your expectations for the problem, and should it be used in a general setting to solve these types of problems?</text:span> </text:p>
        </text:list-item>
      </text:list>
      <text:h text:style-name="Heading_20_3" text:outline-level="3" text:is-list-header="true"><text:bookmark text:name="user-content-improvement"/>Improvement</text:h>
      <text:p text:style-name="Text_20_body">In this section, you will need to provide discussion as to how one aspect of the implementation you designed could be improved. As an example, consider ways your implementation can be made more general, and what would need to be modified. You do not need to make this improvement, but the potential solutions resulting from these changes are considered and compared/contrasted to your current solution. Questions to ask yourself when writing this section:</text:p>
      <text:list xml:id="list2393468546916994819" text:style-name="L15">
        <text:list-item>
          <text:p text:style-name="P31"><text:span text:style-name="Emphasis">Are there further improvements that could be made on the algorithms or techniques you used in this project?</text:span> </text:p>
        </text:list-item>
        <text:list-item>
          <text:p text:style-name="P31"><text:span text:style-name="Emphasis">Were there algorithms or techniques you researched that you did not know how to implement, but would consider using if you knew how?</text:span> </text:p>
        </text:list-item>
        <text:list-item>
          <text:p text:style-name="P15"><text:span text:style-name="Emphasis">If you used your final solution as the new benchmark, do you think an even better solution exists?</text:span> </text:p>
        </text:list-item>
      </text:list>
      <text:p text:style-name="Horizontal_20_Line"/>
      <text:p text:style-name="Text_20_body"><text:span text:style-name="Strong_20_Emphasis">Before submitting, ask yourself. . .</text:span></text:p>
      <text:list xml:id="list4965019957385500424" text:style-name="L16">
        <text:list-item>
          <text:p text:style-name="P32">Does the project report you’ve written follow a well-organized structure similar to that of the project template? </text:p>
        </text:list-item>
        <text:list-item>
          <text:p text:style-name="P32">Is each section (particularly <text:span text:style-name="Strong_20_Emphasis">Analysis</text:span> and <text:span text:style-name="Strong_20_Emphasis">Methodology</text:span>) written in a clear, concise and specific fashion? Are there any ambiguous terms or phrases that need clarification? </text:p>
        </text:list-item>
        <text:list-item>
          <text:p text:style-name="P32">Would the intended audience of your project be able to understand your analysis, methods, and results? </text:p>
        </text:list-item>
        <text:list-item>
          <text:p text:style-name="P32">Have you properly proof-read your project report to assure there are minimal grammatical and spelling mistakes? </text:p>
        </text:list-item>
        <text:list-item>
          <text:p text:style-name="P32">Are all the resources used for this project correctly cited and referenced? </text:p>
        </text:list-item>
        <text:list-item>
          <text:p text:style-name="P32">Is the code that implements your solution easily readable and properly commented? </text:p>
        </text:list-item>
        <text:list-item>
          <text:p text:style-name="P16">Does the code execute without error and produce results similar to those reported? </text:p>
        </text:list-item>
      </text:list>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7T13:56:57.251892920</meta:creation-date>
    <dc:date>2016-10-18T14:09:54.464451536</dc:date>
    <meta:editing-duration>PT4H49M33S</meta:editing-duration>
    <meta:editing-cycles>8</meta:editing-cycles>
    <meta:generator>LibreOffice/4.2.8.2$Linux_X86_64 LibreOffice_project/420m0$Build-2</meta:generator>
    <meta:document-statistic meta:table-count="0" meta:image-count="0" meta:object-count="0" meta:page-count="6" meta:paragraph-count="95" meta:word-count="1850" meta:character-count="11391" meta:non-whitespace-character-count="9635"/>
  </office:meta>
</office:document-meta>
</file>